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10.356cm"/>
    </style:style>
    <style:style style:name="co6" style:family="table-column">
      <style:table-column-properties fo:break-before="auto" style:column-width="2.983cm"/>
    </style:style>
    <style:style style:name="co7" style:family="table-column">
      <style:table-column-properties fo:break-before="auto" style:column-width="4.306cm"/>
    </style:style>
    <style:style style:name="co8" style:family="table-column">
      <style:table-column-properties fo:break-before="auto" style:column-width="10.299cm"/>
    </style:style>
    <style:style style:name="co9" style:family="table-column">
      <style:table-column-properties fo:break-before="auto" style:column-width="7.205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4.2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348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0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8070" number:language="de" number:country="DE">
      <number:fraction number:min-integer-digits="0" number:min-numerator-digits="1" number:min-denominator-digits="1"/>
    </number:number-style>
    <style:style style:name="ce1" style:family="table-cell" style:parent-style-name="Excel_20_Built-in_20_Normal">
      <style:table-cell-properties fo:background-color="#ff3333"/>
    </style:style>
    <style:style style:name="ce2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Excel_20_Built-in_20_Normal" style:data-style-name="N8141"/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8000"/>
    <style:style style:name="ce11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Excel_20_Built-in_20_Normal">
      <style:table-cell-properties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6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 style:data-style-name="N8142"/>
    <style:style style:name="ce18" style:family="table-cell" style:parent-style-name="Excel_20_Built-in_20_Normal" style:data-style-name="N8070"/>
    <style:style style:name="ce19" style:family="table-cell" style:parent-style-name="Default">
      <style:table-cell-properties fo:background-color="#ff3333"/>
    </style:style>
    <style:style style:name="T1" style:family="text">
      <style:text-properties fo:color="#7f7f7f" style:text-outline="false" style:text-line-through-styl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2" style:family="text">
      <style:text-properties fo:color="#7f7f7f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3" style:family="text">
      <style:text-properties fo:color="#ff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2"/>
        <table:table-column table:style-name="co1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" table:number-columns-repeated="1005" table:default-cell-style-name="Excel_20_Built-in_20_Normal"/>
        <table:table-column table:style-name="co1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LTA Y</text:p>
          </table:table-cell>
          <table:table-cell table:number-columns-repeated="4"/>
          <table:table-cell office:value-type="string">
            <text:p>JMC x</text:p>
          </table:table-cell>
          <table:table-cell table:number-columns-repeated="4"/>
          <table:table-cell office:value-type="string">
            <text:p>JMC 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Ball screw pitch</text:p>
          </table:table-cell>
          <table:table-cell table:style-name="ce6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3"/>
          <table:table-cell/>
          <table:table-cell office:value-type="string">
            <text:p>Ball screw pitch</text:p>
          </table:table-cell>
          <table:table-cell table:style-name="ce6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3"/>
          <table:table-cell/>
          <table:table-cell office:value-type="string">
            <text:p>Ball screw pitch</text:p>
          </table:table-cell>
          <table:table-cell table:style-name="ce6" office:value-type="float" office:value="5">
            <text:p>5</text:p>
          </table:table-cell>
          <table:table-cell office:value-type="string">
            <text:p>mm/rev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coder resolution</text:p>
          </table:table-cell>
          <table:table-cell table:style-name="ce6" office:value-type="float" office:value="1280000">
            <text:p>1280000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6" table:formula="of:=2^17" office:value-type="float" office:value="131072">
            <text:p>131072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6" table:formula="of:=2^17" office:value-type="float" office:value="131072">
            <text:p>131072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6"/>
          <table:table-cell/>
          <table:table-cell table:style-name="ce13"/>
          <table:table-cell table:number-columns-repeated="2"/>
          <table:table-cell table:style-name="ce16"/>
          <table:table-cell/>
          <table:table-cell table:style-name="ce13"/>
          <table:table-cell table:number-columns-repeated="1008"/>
        </table:table-row>
        <table:table-row table:style-name="ro1">
          <table:table-cell table:number-columns-repeated="5"/>
          <table:table-cell table:style-name="ce13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stance resolution (Encoder)</text:p>
          </table:table-cell>
          <table:table-cell table:formula="of:=[.D5]*1000/[.D7]" office:value-type="float" office:value="0.0078125">
            <text:p>0,0078125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(Encoder)</text:p>
          </table:table-cell>
          <table:table-cell table:formula="of:=[.I5]*1000/[.I7]" office:value-type="float" office:value="0.0762939453125">
            <text:p>0,0762939453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(Encoder)</text:p>
          </table:table-cell>
          <table:table-cell table:formula="of:=[.N5]*1000/[.N7]" office:value-type="float" office:value="0.03814697265625">
            <text:p>0,0381469727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/>
          <table:table-cell table:style-name="ce14" office:value-type="string" table:number-columns-spanned="1" table:number-rows-spanned="5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</text:p>
          </table:table-cell>
          <table:table-cell office:value-type="float" office:value="256">
            <text:p>256</text:p>
          </table:table-cell>
          <table:table-cell/>
          <table:table-cell table:style-name="ce14" office:value-type="string" table:number-columns-spanned="1" table:number-rows-spanned="5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</text:p>
          </table:table-cell>
          <table:table-cell office:value-type="float" office:value="512">
            <text:p>512</text:p>
          </table:table-cell>
          <table:table-cell/>
          <table:table-cell table:style-name="ce14" office:value-type="string" table:number-columns-spanned="1" table:number-rows-spanned="5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/>
          <table:covered-table-cell table:style-name="ce13"/>
          <table:table-cell/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/>
          <table:covered-table-cell table:style-name="ce13"/>
          <table:table-cell/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 table:number-columns-repeated="4"/>
          <table:covered-table-cell table:style-name="ce13"/>
          <table:table-cell table:number-columns-repeated="4"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gear Factor</text:p>
          </table:table-cell>
          <table:table-cell table:formula="of:=[.D13]/[.D14]" office:value-type="float" office:value="12.8">
            <text:p>12,8</text:p>
          </table:table-cell>
          <table:table-cell/>
          <table:covered-table-cell table:style-name="ce13"/>
          <table:table-cell/>
          <table:table-cell office:value-type="string">
            <text:p>Egear Factor</text:p>
          </table:table-cell>
          <table:table-cell table:formula="of:=[.I13]/[.I14]" office:value-type="float" office:value="2.56">
            <text:p>2,56</text:p>
          </table:table-cell>
          <table:table-cell/>
          <table:covered-table-cell table:style-name="ce13"/>
          <table:table-cell/>
          <table:table-cell office:value-type="string">
            <text:p>Egear Factor</text:p>
          </table:table-cell>
          <table:table-cell table:formula="of:=[.N13]/[.N14]" office:value-type="float" office:value="5.12">
            <text:p>5,12</text:p>
          </table:table-cell>
          <table:table-cell/>
          <table:covered-table-cell table:style-name="ce13"/>
          <table:table-cell table:number-columns-repeated="1008"/>
        </table:table-row>
        <table:table-row table:style-name="ro4">
          <table:table-cell table:number-columns-repeated="2"/>
          <table:table-cell office:value-type="string">
            <text:p>Geared distance resolution</text:p>
          </table:table-cell>
          <table:table-cell table:formula="of:=[.D11]*[.D16]" office:value-type="float" office:value="0.1">
            <text:p>0,1</text:p>
          </table:table-cell>
          <table:table-cell office:value-type="string">
            <text:p>µm</text:p>
          </table:table-cell>
          <table:covered-table-cell table:style-name="ce13"/>
          <table:table-cell/>
          <table:table-cell office:value-type="string">
            <text:p>Geared distance resolution</text:p>
          </table:table-cell>
          <table:table-cell table:formula="of:=[.I11]*[.I16]" office:value-type="float" office:value="0.1953125">
            <text:p>0,1953125</text:p>
          </table:table-cell>
          <table:table-cell office:value-type="string">
            <text:p>µm</text:p>
          </table:table-cell>
          <table:covered-table-cell table:style-name="ce13"/>
          <table:table-cell/>
          <table:table-cell office:value-type="string">
            <text:p>Geared distance resolution</text:p>
          </table:table-cell>
          <table:table-cell table:formula="of:=[.N11]*[.N16]" office:value-type="float" office:value="0.1953125">
            <text:p>0,1953125</text:p>
          </table:table-cell>
          <table:table-cell office:value-type="string">
            <text:p>µm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ce3"/>
          <table:table-cell table:style-name="ce7" table:number-columns-repeated="3"/>
          <table:table-cell/>
          <table:table-cell table:style-name="ce3"/>
          <table:table-cell table:style-name="ce7" table:number-columns-repeated="3"/>
          <table:table-cell/>
          <table:table-cell table:style-name="ce3"/>
          <table:table-cell table:style-name="ce7" table:number-columns-repeated="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Step_scale</text:p>
          </table:table-cell>
          <table:table-cell table:formula="of:=1000/([.D11]*[.D16])" office:value-type="float" office:value="10000">
            <text:p>10000</text:p>
          </table:table-cell>
          <table:table-cell office:value-type="string">
            <text:p>pulses per unit (mm)</text:p>
          </table:table-cell>
          <table:table-cell table:style-name="ce13"/>
          <table:table-cell/>
          <table:table-cell office:value-type="string">
            <text:p>Step_scale</text:p>
          </table:table-cell>
          <table:table-cell table:formula="of:=1000/([.I11]*[.I16])" office:value-type="float" office:value="5120">
            <text:p>5120</text:p>
          </table:table-cell>
          <table:table-cell office:value-type="string">
            <text:p>pulses per unit (mm)</text:p>
          </table:table-cell>
          <table:table-cell table:style-name="ce13" table:formula="of:=[.I21]*([.I37]/[.I36])" office:value-type="float" office:value="6516.36363636364">
            <text:p>6516,3636363636</text:p>
          </table:table-cell>
          <table:table-cell/>
          <table:table-cell office:value-type="string">
            <text:p>Step_scale</text:p>
          </table:table-cell>
          <table:table-cell table:formula="of:=1000/([.N11]*[.N16])" office:value-type="float" office:value="5120">
            <text:p>5120</text:p>
          </table:table-cell>
          <table:table-cell office:value-type="string">
            <text:p>pulses per unit (mm)</text:p>
          </table:table-cell>
          <table:table-cell table:style-name="ce1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LinuxCNC axial resolution (theoretic)</text:p>
          </table:table-cell>
          <table:table-cell table:style-name="ce8" table:formula="of:=1/[.D21]" office:value-type="float" office:value="0.0001">
            <text:p>0,000100</text:p>
          </table:table-cell>
          <table:table-cell office:value-type="string">
            <text:p>mm</text:p>
          </table:table-cell>
          <table:table-cell table:style-name="ce13"/>
          <table:table-cell/>
          <table:table-cell office:value-type="string">
            <text:p>LinuxCNC axial resolution (theoretic)</text:p>
          </table:table-cell>
          <table:table-cell table:style-name="ce17" table:formula="of:=1/[.I21]" office:value-type="float" office:value="0.0001953125">
            <text:p>0,0001953</text:p>
          </table:table-cell>
          <table:table-cell office:value-type="string">
            <text:p>mm</text:p>
          </table:table-cell>
          <table:table-cell table:style-name="ce13" table:formula="of:=700*44/56" office:value-type="float" office:value="550">
            <text:p>550</text:p>
          </table:table-cell>
          <table:table-cell/>
          <table:table-cell office:value-type="string">
            <text:p>LinuxCNC axial resolution (theoretic)</text:p>
          </table:table-cell>
          <table:table-cell table:formula="of:=1/[.N21]" office:value-type="float" office:value="0.0001953125">
            <text:p>0,0001953125</text:p>
          </table:table-cell>
          <table:table-cell office:value-type="string">
            <text:p>mm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frequency at G0</text:p>
          </table:table-cell>
          <table:table-cell table:style-name="ce9" table:formula="of:=[.D6]*[.D21]/60" office:value-type="float" office:value="1666666.66666667">
            <text:p>1.666.666,67 </text:p>
          </table:table-cell>
          <table:table-cell office:value-type="string">
            <text:p>Hz</text:p>
          </table:table-cell>
          <table:table-cell table:style-name="ce13"/>
          <table:table-cell/>
          <table:table-cell office:value-type="string">
            <text:p>Theoretic frequency at G0</text:p>
          </table:table-cell>
          <table:table-cell table:style-name="ce9" table:formula="of:=[.I6]*[.I21]/60" office:value-type="float" office:value="853333.333333333">
            <text:p>853.333,33 </text:p>
          </table:table-cell>
          <table:table-cell office:value-type="string">
            <text:p>Hz</text:p>
          </table:table-cell>
          <table:table-cell table:style-name="ce13"/>
          <table:table-cell/>
          <table:table-cell office:value-type="string">
            <text:p>Theoretic frequency at G0</text:p>
          </table:table-cell>
          <table:table-cell table:style-name="ce9" table:formula="of:=[.N6]*[.N21]/60" office:value-type="float" office:value="853333.333333333">
            <text:p>853.333,33 </text:p>
          </table:table-cell>
          <table:table-cell office:value-type="string">
            <text:p>Hz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3"/>
          <table:table-cell table:style-name="ce9" table:formula="of:=[.D23]/1000" office:value-type="float" office:value="1666.66666666667">
            <text:p>1.666,67 </text:p>
          </table:table-cell>
          <table:table-cell office:value-type="string">
            <text:p>kHz</text:p>
          </table:table-cell>
          <table:table-cell table:style-name="ce13"/>
          <table:table-cell table:number-columns-repeated="2"/>
          <table:table-cell table:style-name="ce9" table:formula="of:=[.I23]/1000" office:value-type="float" office:value="853.333333333333">
            <text:p>853,33 </text:p>
          </table:table-cell>
          <table:table-cell office:value-type="string">
            <text:p>kHz</text:p>
          </table:table-cell>
          <table:table-cell table:style-name="ce13"/>
          <table:table-cell table:number-columns-repeated="2"/>
          <table:table-cell table:style-name="ce9" table:formula="of:=[.N23]/1000" office:value-type="float" office:value="853.333333333333">
            <text:p>853,33 </text:p>
          </table:table-cell>
          <table:table-cell office:value-type="string">
            <text:p>kHz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pulse length</text:p>
          </table:table-cell>
          <table:table-cell table:style-name="ce9" table:formula="of:=1/[.D23]*10^9" office:value-type="float" office:value="600">
            <text:p>600,00 </text:p>
          </table:table-cell>
          <table:table-cell office:value-type="string">
            <text:p>ns</text:p>
          </table:table-cell>
          <table:table-cell table:style-name="ce13"/>
          <table:table-cell/>
          <table:table-cell office:value-type="string">
            <text:p>Theoretic pulse length</text:p>
          </table:table-cell>
          <table:table-cell table:style-name="ce9" table:formula="of:=1/[.I23]*10^9" office:value-type="float" office:value="1171.875">
            <text:p>1.171,88 </text:p>
          </table:table-cell>
          <table:table-cell office:value-type="string">
            <text:p>ns</text:p>
          </table:table-cell>
          <table:table-cell table:style-name="ce13"/>
          <table:table-cell/>
          <table:table-cell office:value-type="string">
            <text:p>Theoretic pulse length</text:p>
          </table:table-cell>
          <table:table-cell table:style-name="ce9" table:formula="of:=1/[.N23]*10^9" office:value-type="float" office:value="1171.875">
            <text:p>1.171,88 </text:p>
          </table:table-cell>
          <table:table-cell office:value-type="string">
            <text:p>ns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I VALUES</text:p>
          </table:table-cell>
          <table:table-cell table:number-columns-repeated="2"/>
          <table:table-cell table:style-name="ce13"/>
          <table:table-cell/>
          <table:table-cell office:value-type="string">
            <text:p>INI VALUES</text:p>
          </table:table-cell>
          <table:table-cell table:number-columns-repeated="2"/>
          <table:table-cell table:style-name="ce13"/>
          <table:table-cell/>
          <table:table-cell office:value-type="string">
            <text:p>INI VALUES</text:p>
          </table:table-cell>
          <table:table-cell table:number-columns-repeated="2"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Length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Length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PAC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covered-table-cell table:style-name="ce13"/>
          <table:table-cell/>
          <table:table-cell office:value-type="string">
            <text:p>STEP_SPAC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covered-table-cell table:style-name="ce13"/>
          <table:table-cell/>
          <table:table-cell office:value-type="string">
            <text:p>STEP_SPAC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covered-table-cell table:style-name="ce13"/>
          <table:table-cell table:number-columns-repeated="1008"/>
        </table:table-row>
        <table:table-row table:style-name="ro5">
          <table:table-cell table:number-columns-repeated="2"/>
          <table:table-cell office:value-type="string">
            <text:p>Signal duration</text:p>
          </table:table-cell>
          <table:table-cell table:formula="of:=[.D6]/60*[.D21]*([.D28]+[.D29])/(10^9)" office:value-type="float" office:value="0.666666666666667">
            <text:p>0,6666666667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I6]/60*[.I21]*([.I28]+[.I29])/(10^9)" office:value-type="float" office:value="0.512">
            <text:p>0,512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N6]/60*[.N21]*([.N28]+[.N29])/(10^9)" office:value-type="float" office:value="0.512">
            <text:p>0,512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>
            <text:p>DELTA X</text:p>
          </table:table-cell>
          <table:table-cell table:style-name="ce1" table:number-columns-repeated="2"/>
          <table:table-cell table:style-name="ce15"/>
          <table:table-cell table:style-name="ce1"/>
          <table:table-cell table:style-name="ce1" office:value-type="string">
            <text:p>JMC X REDUCTION</text:p>
          </table:table-cell>
          <table:table-cell table:style-name="ce1" table:number-columns-repeated="2"/>
          <table:table-cell table:style-name="ce15"/>
          <table:table-cell table:style-name="ce1"/>
          <table:table-cell table:style-name="ce1" office:value-type="string">
            <text:p>JMC Z REDUCTION</text:p>
          </table:table-cell>
          <table:table-cell table:style-name="ce1" table:number-columns-repeated="2"/>
          <table:table-cell table:style-name="ce15"/>
          <table:table-cell table:style-name="ce1" table:number-columns-repeated="1005"/>
          <table:table-cell table:style-name="ce19" table:number-columns-repeated="3"/>
        </table:table-row>
        <table:table-row table:style-name="ro1">
          <table:table-cell table:number-columns-repeated="10"/>
          <table:table-cell table:style-name="ce12"/>
          <table:table-cell table:number-columns-repeated="4"/>
          <table:table-cell table:style-name="ce1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Ball screw pitch</text:p>
          </table:table-cell>
          <table:table-cell table:style-name="ce6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3"/>
          <table:table-cell/>
          <table:table-cell office:value-type="string">
            <text:p>Ball screw pitch</text:p>
          </table:table-cell>
          <table:table-cell table:style-name="ce6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3"/>
          <table:table-cell/>
          <table:table-cell office:value-type="string">
            <text:p>Ball screw pitch</text:p>
          </table:table-cell>
          <table:table-cell table:style-name="ce6" office:value-type="float" office:value="5">
            <text:p>5</text:p>
          </table:table-cell>
          <table:table-cell office:value-type="string">
            <text:p>mm/rev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>
            <text:p>i_Motor</text:p>
          </table:table-cell>
          <table:table-cell table:style-name="ce6" office:value-type="float" office:value="44">
            <text:p>44</text:p>
          </table:table-cell>
          <table:table-cell/>
          <table:table-cell table:style-name="ce13"/>
          <table:table-cell/>
          <table:table-cell table:style-name="ce4" office:value-type="string">
            <text:p>i_Motor</text:p>
          </table:table-cell>
          <table:table-cell table:style-name="ce6" office:value-type="float" office:value="44">
            <text:p>44</text:p>
          </table:table-cell>
          <table:table-cell/>
          <table:table-cell table:style-name="ce13"/>
          <table:table-cell/>
          <table:table-cell table:style-name="ce4" office:value-type="string">
            <text:p>i_Motor</text:p>
          </table:table-cell>
          <table:table-cell table:style-name="ce6" office:value-type="float" office:value="40">
            <text:p>40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>
            <text:p>i_load</text:p>
          </table:table-cell>
          <table:table-cell table:style-name="ce6" office:value-type="float" office:value="56">
            <text:p>56</text:p>
          </table:table-cell>
          <table:table-cell/>
          <table:table-cell table:style-name="ce13"/>
          <table:table-cell/>
          <table:table-cell table:style-name="ce4" office:value-type="string">
            <text:p>i_load</text:p>
          </table:table-cell>
          <table:table-cell table:style-name="ce6" office:value-type="float" office:value="56">
            <text:p>56</text:p>
          </table:table-cell>
          <table:table-cell/>
          <table:table-cell table:style-name="ce13"/>
          <table:table-cell/>
          <table:table-cell table:style-name="ce4" office:value-type="string">
            <text:p>i_load</text:p>
          </table:table-cell>
          <table:table-cell table:style-name="ce6" office:value-type="float" office:value="52">
            <text:p>52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coder resolution</text:p>
          </table:table-cell>
          <table:table-cell table:style-name="ce6" office:value-type="float" office:value="1280000">
            <text:p>1280000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6" office:value-type="float" office:value="131072">
            <text:p>131072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6" office:value-type="float" office:value="131072">
            <text:p>131072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13"/>
          <table:table-cell table:number-columns-repeated="4"/>
          <table:table-cell table:style-name="ce13" table:formula="of:=2^17" office:value-type="float" office:value="131072">
            <text:p>131072</text:p>
          </table:table-cell>
          <table:table-cell table:number-columns-repeated="4"/>
          <table:table-cell table:style-name="ce13"/>
          <table:table-cell table:number-columns-repeated="1008"/>
        </table:table-row>
        <table:table-row table:style-name="ro1">
          <table:table-cell table:number-columns-repeated="5"/>
          <table:table-cell table:style-name="ce13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stance resolution (Encoder)</text:p>
          </table:table-cell>
          <table:table-cell table:formula="of:=[.D35]*1000/[.D39]" office:value-type="float" office:value="0.0078125">
            <text:p>0,0078125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(Encoder)</text:p>
          </table:table-cell>
          <table:table-cell table:formula="of:=[.I35]*1000/[.I39]" office:value-type="float" office:value="0.0762939453125">
            <text:p>0,0762939453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(Encoder)</text:p>
          </table:table-cell>
          <table:table-cell table:formula="of:=[.N35]*1000/[.N39]" office:value-type="float" office:value="0.03814697265625">
            <text:p>0,0381469727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stance resolution with reduction</text:p>
          </table:table-cell>
          <table:table-cell table:formula="of:=[.D35]*([.D36]/[.D37])*1000/[.D39]" office:value-type="float" office:value="0.00613839285714286">
            <text:p>0,0061383929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with reduction</text:p>
          </table:table-cell>
          <table:table-cell table:formula="of:=[.I35]*([.I36]/[.I37])*1000/[.I39]" office:value-type="float" office:value="0.0599452427455357">
            <text:p>0,0599452427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with reduction</text:p>
          </table:table-cell>
          <table:table-cell table:formula="of:=[.N35]*([.N36]/[.N37])*1000/[.N39]" office:value-type="float" office:value="0.0293438251201923">
            <text:p>0,0293438251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_reg</text:p>
          </table:table-cell>
          <table:table-cell office:value-type="float" office:value="128">
            <text:p>128</text:p>
          </table:table-cell>
          <table:table-cell/>
          <table:table-cell table:style-name="ce14" office:value-type="string" table:number-columns-spanned="1" table:number-rows-spanned="8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_reg</text:p>
          </table:table-cell>
          <table:table-cell office:value-type="float" office:value="2048">
            <text:p>2048</text:p>
          </table:table-cell>
          <table:table-cell/>
          <table:table-cell table:style-name="ce14" office:value-type="string" table:number-columns-spanned="1" table:number-rows-spanned="8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_reg</text:p>
          </table:table-cell>
          <table:table-cell office:value-type="float" office:value="4096">
            <text:p>4096</text:p>
          </table:table-cell>
          <table:table-cell/>
          <table:table-cell table:style-name="ce14" office:value-type="string" table:number-columns-spanned="1" table:number-rows-spanned="8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_reg</text:p>
          </table:table-cell>
          <table:table-cell office:value-type="float" office:value="10">
            <text:p>10</text:p>
          </table:table-cell>
          <table:table-cell/>
          <table:covered-table-cell table:style-name="ce13"/>
          <table:table-cell/>
          <table:table-cell office:value-type="string">
            <text:p>M_reg</text:p>
          </table:table-cell>
          <table:table-cell office:value-type="float" office:value="1250">
            <text:p>1250</text:p>
          </table:table-cell>
          <table:table-cell/>
          <table:covered-table-cell table:style-name="ce13"/>
          <table:table-cell/>
          <table:table-cell office:value-type="string">
            <text:p>M_reg</text:p>
          </table:table-cell>
          <table:table-cell office:value-type="float" office:value="1250">
            <text:p>1250</text:p>
          </table:table-cell>
          <table:table-cell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_red</text:p>
          </table:table-cell>
          <table:table-cell office:value-type="float" office:value="896">
            <text:p>896</text:p>
          </table:table-cell>
          <table:table-cell table:formula="of:=[.D50]/8" office:value-type="float" office:value="112">
            <text:p>112</text:p>
          </table:table-cell>
          <table:covered-table-cell table:style-name="ce13"/>
          <table:table-cell/>
          <table:table-cell office:value-type="string">
            <text:p>N_red</text:p>
          </table:table-cell>
          <table:table-cell table:formula="of:=[.I48]*[.I37]" office:value-type="float" office:value="114688">
            <text:p>114688</text:p>
          </table:table-cell>
          <table:table-cell table:formula="of:=[.I50]/4" office:value-type="float" office:value="28672">
            <text:p>28672</text:p>
          </table:table-cell>
          <table:covered-table-cell table:style-name="ce13"/>
          <table:table-cell/>
          <table:table-cell office:value-type="string">
            <text:p>N_red</text:p>
          </table:table-cell>
          <table:table-cell table:formula="of:=[.N48]*[.N37]" office:value-type="float" office:value="212992">
            <text:p>212992</text:p>
          </table:table-cell>
          <table:table-cell table:formula="of:=[.N50]/8" office:value-type="float" office:value="26624">
            <text:p>26624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_red</text:p>
          </table:table-cell>
          <table:table-cell office:value-type="float" office:value="55">
            <text:p>55</text:p>
          </table:table-cell>
          <table:table-cell table:formula="of:=[.D51]/8" office:value-type="float" office:value="6.875">
            <text:p>6,875</text:p>
          </table:table-cell>
          <table:covered-table-cell table:style-name="ce13"/>
          <table:table-cell/>
          <table:table-cell office:value-type="string">
            <text:p>M_red</text:p>
          </table:table-cell>
          <table:table-cell table:formula="of:=[.I49]*[.I36]" office:value-type="float" office:value="55000">
            <text:p>55000</text:p>
          </table:table-cell>
          <table:table-cell table:formula="of:=[.I51]/4" office:value-type="float" office:value="13750">
            <text:p>13750</text:p>
          </table:table-cell>
          <table:covered-table-cell table:style-name="ce13"/>
          <table:table-cell/>
          <table:table-cell office:value-type="string">
            <text:p>M_red</text:p>
          </table:table-cell>
          <table:table-cell table:formula="of:=[.N49]*[.N36]" office:value-type="float" office:value="50000">
            <text:p>50000</text:p>
          </table:table-cell>
          <table:table-cell table:formula="of:=[.N51]/8" office:value-type="float" office:value="6250">
            <text:p>6250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gear Factor</text:p>
          </table:table-cell>
          <table:table-cell table:formula="of:=[.D48]/[.D49]" office:value-type="float" office:value="12.8">
            <text:p>12,8</text:p>
          </table:table-cell>
          <table:table-cell/>
          <table:covered-table-cell table:style-name="ce13"/>
          <table:table-cell/>
          <table:table-cell office:value-type="string">
            <text:p>Egear Factor</text:p>
          </table:table-cell>
          <table:table-cell table:formula="of:=[.I48]/[.I49]" office:value-type="float" office:value="1.6384">
            <text:p>1,6384</text:p>
          </table:table-cell>
          <table:table-cell/>
          <table:covered-table-cell table:style-name="ce13"/>
          <table:table-cell/>
          <table:table-cell office:value-type="string">
            <text:p>Egear Factor</text:p>
          </table:table-cell>
          <table:table-cell table:formula="of:=[.N48]/[.N49]" office:value-type="float" office:value="3.2768">
            <text:p>3,2768</text:p>
          </table:table-cell>
          <table:table-cell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gear factor red</text:p>
          </table:table-cell>
          <table:table-cell table:formula="of:=[.D50]/[.D51]" office:value-type="float" office:value="16.2909090909091">
            <text:p>16,2909090909</text:p>
          </table:table-cell>
          <table:table-cell/>
          <table:covered-table-cell table:style-name="ce13"/>
          <table:table-cell/>
          <table:table-cell office:value-type="string">
            <text:p>Egear factor red</text:p>
          </table:table-cell>
          <table:table-cell table:formula="of:=[.I50]/[.I51]" office:value-type="float" office:value="2.08523636363636">
            <text:p>2,0852363636</text:p>
          </table:table-cell>
          <table:table-cell table:formula="of:=[.J50]/[.J51]" office:value-type="float" office:value="2.08523636363636">
            <text:p>2,0852363636</text:p>
          </table:table-cell>
          <table:covered-table-cell table:style-name="ce13"/>
          <table:table-cell/>
          <table:table-cell office:value-type="string">
            <text:p>Egear factor red</text:p>
          </table:table-cell>
          <table:table-cell table:formula="of:=[.N50]/[.N51]" office:value-type="float" office:value="4.25984">
            <text:p>4,25984</text:p>
          </table:table-cell>
          <table:table-cell table:formula="of:=[.O50]/[.O51]" office:value-type="float" office:value="4.25984">
            <text:p>4,25984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ared distance resolution</text:p>
          </table:table-cell>
          <table:table-cell table:formula="of:=[.D43]*[.D53]" office:value-type="float" office:value="0.1">
            <text:p>0,1</text:p>
          </table:table-cell>
          <table:table-cell office:value-type="string">
            <text:p>µm</text:p>
          </table:table-cell>
          <table:covered-table-cell table:style-name="ce13"/>
          <table:table-cell/>
          <table:table-cell office:value-type="string">
            <text:p>Geared distance resolution</text:p>
          </table:table-cell>
          <table:table-cell table:formula="of:=[.I43]*[.I53]" office:value-type="float" office:value="0.125">
            <text:p>0,125</text:p>
          </table:table-cell>
          <table:table-cell office:value-type="string">
            <text:p>µm</text:p>
          </table:table-cell>
          <table:covered-table-cell table:style-name="ce13"/>
          <table:table-cell/>
          <table:table-cell office:value-type="string">
            <text:p>Geared distance resolution</text:p>
          </table:table-cell>
          <table:table-cell table:formula="of:=[.N43]*[.N53]" office:value-type="float" office:value="0.125">
            <text:p>0,125</text:p>
          </table:table-cell>
          <table:table-cell office:value-type="string">
            <text:p>µm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ce3"/>
          <table:table-cell table:style-name="ce7" table:number-columns-repeated="3"/>
          <table:table-cell/>
          <table:table-cell table:style-name="ce3"/>
          <table:table-cell table:style-name="ce7" table:number-columns-repeated="3"/>
          <table:table-cell/>
          <table:table-cell table:style-name="ce3"/>
          <table:table-cell table:style-name="ce7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 Egearfactor no reduction</text:p>
          </table:table-cell>
          <table:table-cell table:formula="of:=1000/([.D43]*[.D53])" office:value-type="float" office:value="10000">
            <text:p>10000</text:p>
          </table:table-cell>
          <table:table-cell office:value-type="string">
            <text:p>pulses per unit (mm)</text:p>
          </table:table-cell>
          <table:table-cell table:style-name="ce13"/>
          <table:table-cell/>
          <table:table-cell office:value-type="string">
            <text:p>Step_scale Egearfactor no reduction</text:p>
          </table:table-cell>
          <table:table-cell table:formula="of:=1000/([.I43]*[.I53])" office:value-type="float" office:value="8000">
            <text:p>8000</text:p>
          </table:table-cell>
          <table:table-cell office:value-type="string">
            <text:p>pulses per unit (mm)</text:p>
          </table:table-cell>
          <table:table-cell table:style-name="ce13"/>
          <table:table-cell/>
          <table:table-cell office:value-type="string">
            <text:p>Step_scale Egearfactor no reduction</text:p>
          </table:table-cell>
          <table:table-cell table:formula="of:=1000/([.N43]*[.N53])" office:value-type="float" office:value="8000">
            <text:p>8000</text:p>
          </table:table-cell>
          <table:table-cell office:value-type="string">
            <text:p>pulses per unit (mm)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 with reduction</text:p>
          </table:table-cell>
          <table:table-cell table:formula="of:=1000/([.D44]*[.D54])" office:value-type="float" office:value="10000">
            <text:p>10000</text:p>
          </table:table-cell>
          <table:table-cell/>
          <table:table-cell table:style-name="ce13"/>
          <table:table-cell/>
          <table:table-cell office:value-type="string">
            <text:p>Step_scale with reduction</text:p>
          </table:table-cell>
          <table:table-cell table:formula="of:=1000/([.I44]*[.I54])" office:value-type="float" office:value="8000">
            <text:p>8000</text:p>
          </table:table-cell>
          <table:table-cell/>
          <table:table-cell table:style-name="ce13"/>
          <table:table-cell/>
          <table:table-cell office:value-type="string">
            <text:p>Step_scale with reduction</text:p>
          </table:table-cell>
          <table:table-cell table:formula="of:=1000/([.N44]*[.N54])" office:value-type="float" office:value="8000">
            <text:p>8000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inuxCNC axial resolution (theoretic)</text:p>
          </table:table-cell>
          <table:table-cell table:style-name="ce8" table:formula="of:=1/[.D59]" office:value-type="float" office:value="0.0001">
            <text:p>0,000100</text:p>
          </table:table-cell>
          <table:table-cell office:value-type="string">
            <text:p>mm</text:p>
          </table:table-cell>
          <table:table-cell table:style-name="ce13"/>
          <table:table-cell/>
          <table:table-cell office:value-type="string">
            <text:p>LinuxCNC axial resolution (theoretic)</text:p>
          </table:table-cell>
          <table:table-cell table:style-name="ce8" table:formula="of:=1/[.I59]" office:value-type="float" office:value="0.000125">
            <text:p>0,000125</text:p>
          </table:table-cell>
          <table:table-cell office:value-type="string">
            <text:p>mm</text:p>
          </table:table-cell>
          <table:table-cell table:style-name="ce13"/>
          <table:table-cell/>
          <table:table-cell office:value-type="string">
            <text:p>LinuxCNC axial resolution (theoretic)</text:p>
          </table:table-cell>
          <table:table-cell table:style-name="ce8" table:formula="of:=1/[.N59]" office:value-type="float" office:value="0.000125">
            <text:p>0,000125</text:p>
          </table:table-cell>
          <table:table-cell office:value-type="string">
            <text:p>mm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frequency at G0</text:p>
          </table:table-cell>
          <table:table-cell table:style-name="ce9" table:formula="of:=[.D38]*[.D59]/60" office:value-type="float" office:value="1666666.66666667">
            <text:p>1.666.666,67 </text:p>
          </table:table-cell>
          <table:table-cell office:value-type="string">
            <text:p>Hz</text:p>
          </table:table-cell>
          <table:table-cell table:style-name="ce13"/>
          <table:table-cell/>
          <table:table-cell office:value-type="string">
            <text:p>Theoretic frequency at G0</text:p>
          </table:table-cell>
          <table:table-cell table:style-name="ce9" table:formula="of:=[.I38]*[.I59]/60" office:value-type="float" office:value="1333333.33333333">
            <text:p>1.333.333,33 </text:p>
          </table:table-cell>
          <table:table-cell office:value-type="string">
            <text:p>Hz</text:p>
          </table:table-cell>
          <table:table-cell table:style-name="ce13"/>
          <table:table-cell/>
          <table:table-cell office:value-type="string">
            <text:p>Theoretic frequency at G0</text:p>
          </table:table-cell>
          <table:table-cell table:style-name="ce9" table:formula="of:=[.N38]*[.N59]/60" office:value-type="float" office:value="1333333.33333333">
            <text:p>1.333.333,33 </text:p>
          </table:table-cell>
          <table:table-cell office:value-type="string">
            <text:p>Hz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3"/>
          <table:table-cell table:style-name="ce9" table:formula="of:=[.D62]/1000" office:value-type="float" office:value="1666.66666666667">
            <text:p>1.666,67 </text:p>
          </table:table-cell>
          <table:table-cell office:value-type="string">
            <text:p>kHz</text:p>
          </table:table-cell>
          <table:table-cell table:style-name="ce13"/>
          <table:table-cell table:number-columns-repeated="2"/>
          <table:table-cell table:style-name="ce9" table:formula="of:=[.I62]/1000" office:value-type="float" office:value="1333.33333333333">
            <text:p>1.333,33 </text:p>
          </table:table-cell>
          <table:table-cell office:value-type="string">
            <text:p>kHz</text:p>
          </table:table-cell>
          <table:table-cell table:style-name="ce13"/>
          <table:table-cell table:number-columns-repeated="2"/>
          <table:table-cell table:style-name="ce9" table:formula="of:=[.N62]/1000" office:value-type="float" office:value="1333.33333333333">
            <text:p>1.333,33 </text:p>
          </table:table-cell>
          <table:table-cell office:value-type="string">
            <text:p>kHz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pulse length</text:p>
          </table:table-cell>
          <table:table-cell table:style-name="ce9" table:formula="of:=1/[.D62]*10^9" office:value-type="float" office:value="600">
            <text:p>600,00 </text:p>
          </table:table-cell>
          <table:table-cell office:value-type="string">
            <text:p>ns</text:p>
          </table:table-cell>
          <table:table-cell table:style-name="ce13"/>
          <table:table-cell/>
          <table:table-cell office:value-type="string">
            <text:p>Theoretic pulse length</text:p>
          </table:table-cell>
          <table:table-cell table:style-name="ce9" table:formula="of:=1/[.I62]*10^9" office:value-type="float" office:value="750">
            <text:p>750,00 </text:p>
          </table:table-cell>
          <table:table-cell office:value-type="string">
            <text:p>ns</text:p>
          </table:table-cell>
          <table:table-cell table:style-name="ce13"/>
          <table:table-cell/>
          <table:table-cell office:value-type="string">
            <text:p>Theoretic pulse length</text:p>
          </table:table-cell>
          <table:table-cell table:style-name="ce9" table:formula="of:=1/[.N62]*10^9" office:value-type="float" office:value="750">
            <text:p>750,00 </text:p>
          </table:table-cell>
          <table:table-cell office:value-type="string">
            <text:p>ns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I VALUES</text:p>
          </table:table-cell>
          <table:table-cell table:number-columns-repeated="2"/>
          <table:table-cell table:style-name="ce13"/>
          <table:table-cell/>
          <table:table-cell office:value-type="string">
            <text:p>INI VALUES</text:p>
          </table:table-cell>
          <table:table-cell table:number-columns-repeated="2"/>
          <table:table-cell table:style-name="ce13"/>
          <table:table-cell/>
          <table:table-cell office:value-type="string">
            <text:p>INI VALUES</text:p>
          </table:table-cell>
          <table:table-cell table:number-columns-repeated="2"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SCALE</text:p>
          </table:table-cell>
          <table:table-cell office:value-type="float" office:value="350">
            <text:p>35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SCAL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PAC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covered-table-cell table:style-name="ce13"/>
          <table:table-cell/>
          <table:table-cell office:value-type="string">
            <text:p>STEP_SPACE</text:p>
          </table:table-cell>
          <table:table-cell office:value-type="float" office:value="350">
            <text:p>350</text:p>
          </table:table-cell>
          <table:table-cell office:value-type="string">
            <text:p>ns</text:p>
          </table:table-cell>
          <table:covered-table-cell table:style-name="ce13"/>
          <table:table-cell/>
          <table:table-cell office:value-type="string">
            <text:p>STEP_SPAC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covered-table-cell table:style-name="ce13"/>
          <table:table-cell table:number-columns-repeated="1008"/>
        </table:table-row>
        <table:table-row table:style-name="ro5">
          <table:table-cell table:number-columns-repeated="2"/>
          <table:table-cell office:value-type="string">
            <text:p>Signal duration</text:p>
          </table:table-cell>
          <table:table-cell table:formula="of:=[.D38]/60*[.D59]*([.D67]+[.D68])/(10^9)" office:value-type="float" office:value="0.666666666666667">
            <text:p>0,6666666667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I38]/60*[.I59]*([.I67]+[.I68])/(10^9)" office:value-type="float" office:value="0.933333333333333">
            <text:p>0,9333333333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N38]/60*[.N59]*([.N67]+[.N68])/(10^9)" office:value-type="float" office:value="0.8">
            <text:p>0,8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>
            <text:p>Signal duration red</text:p>
          </table:table-cell>
          <table:table-cell table:formula="of:=[.I38]/60*[.I60]*([.I67]+[.I68])/(10^9)" office:value-type="float" office:value="0.933333333333333">
            <text:p>0,9333333333</text:p>
          </table:table-cell>
          <table:table-cell/>
          <table:table-cell table:style-name="ce12"/>
          <table:table-cell/>
          <table:table-cell office:value-type="string">
            <text:p>Signal duration red</text:p>
          </table:table-cell>
          <table:table-cell table:formula="of:=[.N38]/60*[.N60]*([.N67]+[.N68])/(10^9)" office:value-type="float" office:value="0.8">
            <text:p>0,8</text:p>
          </table:table-cell>
          <table:table-cell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56/44" office:value-type="float" office:value="1.27272727272727">
            <text:p>1,2727272727</text:p>
          </table:table-cell>
          <table:table-cell table:number-columns-repeated="4"/>
          <table:table-cell table:formula="of:=56/44" office:value-type="float" office:value="1.27272727272727">
            <text:p>1,272727272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>
            <text:p>DELTA Z</text:p>
          </table:table-cell>
          <table:table-cell table:style-name="ce1" table:number-columns-repeated="2"/>
          <table:table-cell table:style-name="ce15"/>
          <table:table-cell table:number-columns-repeated="2"/>
          <table:table-cell table:style-name="ce18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all screw pitch</text:p>
          </table:table-cell>
          <table:table-cell table:style-name="ce6" office:value-type="float" office:value="5">
            <text:p>5</text:p>
          </table:table-cell>
          <table:table-cell office:value-type="string">
            <text:p>mm/rev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i_Motor</text:p>
          </table:table-cell>
          <table:table-cell table:style-name="ce6" office:value-type="float" office:value="40">
            <text:p>40</text:p>
          </table:table-cell>
          <table:table-cell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i_load</text:p>
          </table:table-cell>
          <table:table-cell table:style-name="ce6" office:value-type="float" office:value="52">
            <text:p>52</text:p>
          </table:table-cell>
          <table:table-cell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ncoder resolution</text:p>
          </table:table-cell>
          <table:table-cell table:style-name="ce6" office:value-type="float" office:value="1280000">
            <text:p>1280000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stance resolution (Encoder)</text:p>
          </table:table-cell>
          <table:table-cell table:formula="of:=[.D77]*1000/[.D81]" office:value-type="float" office:value="0.00390625">
            <text:p>0,00390625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stance resolution with reduction</text:p>
          </table:table-cell>
          <table:table-cell table:formula="of:=[.D77]*([.D78]/[.D79])*1000/[.D81]" office:value-type="float" office:value="0.00300480769230769">
            <text:p>0,0030048077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1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N_reg</text:p>
          </table:table-cell>
          <table:table-cell office:value-type="float" office:value="128">
            <text:p>128</text:p>
          </table:table-cell>
          <table:table-cell/>
          <table:table-cell table:style-name="ce14" office:value-type="string" table:number-columns-spanned="1" table:number-rows-spanned="8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_reg</text:p>
          </table:table-cell>
          <table:table-cell office:value-type="float" office:value="5">
            <text:p>5</text:p>
          </table:table-cell>
          <table:table-cell/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N_red</text:p>
          </table:table-cell>
          <table:table-cell office:value-type="float" office:value="832">
            <text:p>832</text:p>
          </table:table-cell>
          <table:table-cell table:formula="of:=[.D92]/8" office:value-type="float" office:value="104">
            <text:p>104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_red</text:p>
          </table:table-cell>
          <table:table-cell office:value-type="float" office:value="25">
            <text:p>25</text:p>
          </table:table-cell>
          <table:table-cell table:formula="of:=[.D93]/8" office:value-type="float" office:value="3.125">
            <text:p>3,125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gear Factor</text:p>
          </table:table-cell>
          <table:table-cell table:formula="of:=[.D90]/[.D91]" office:value-type="float" office:value="25.6">
            <text:p>25,6</text:p>
          </table:table-cell>
          <table:table-cell/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gear factor red</text:p>
          </table:table-cell>
          <table:table-cell table:formula="of:=[.D92]/[.D93]" office:value-type="float" office:value="33.28">
            <text:p>33,28</text:p>
          </table:table-cell>
          <table:table-cell table:formula="of:=[.E92]/[.E93]" office:value-type="float" office:value="33.28">
            <text:p>33,28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eared distance resolution</text:p>
          </table:table-cell>
          <table:table-cell table:formula="of:=[.D85]*[.D95]" office:value-type="float" office:value="0.1">
            <text:p>0,1</text:p>
          </table:table-cell>
          <table:table-cell office:value-type="string">
            <text:p>µm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"/>
          <table:table-cell table:style-name="ce7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tep_scale Egearfactor no reduction</text:p>
          </table:table-cell>
          <table:table-cell table:formula="of:=1000/([.D85]*[.D95])" office:value-type="float" office:value="10000">
            <text:p>10000</text:p>
          </table:table-cell>
          <table:table-cell office:value-type="string">
            <text:p>pulses per unit (mm)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tep_scale with reduction</text:p>
          </table:table-cell>
          <table:table-cell table:formula="of:=1000/([.D86]*[.D96])" office:value-type="float" office:value="10000">
            <text:p>10000</text:p>
          </table:table-cell>
          <table:table-cell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nuxCNC axial resolution (theoretic)</text:p>
          </table:table-cell>
          <table:table-cell table:style-name="ce8" table:formula="of:=1/[.D101]" office:value-type="float" office:value="0.0001">
            <text:p>0,000100</text:p>
          </table:table-cell>
          <table:table-cell office:value-type="string">
            <text:p>mm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heoretic frequency at G0</text:p>
          </table:table-cell>
          <table:table-cell table:style-name="ce9" table:formula="of:=[.D80]*[.D101]/60" office:value-type="float" office:value="1666666.66666667">
            <text:p>1.666.666,67 </text:p>
          </table:table-cell>
          <table:table-cell office:value-type="string">
            <text:p>Hz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3"/>
          <table:table-cell table:style-name="ce9" table:formula="of:=[.D104]/1000" office:value-type="float" office:value="1666.66666666667">
            <text:p>1.666,67 </text:p>
          </table:table-cell>
          <table:table-cell office:value-type="string">
            <text:p>kHz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heoretic pulse length</text:p>
          </table:table-cell>
          <table:table-cell table:style-name="ce9" table:formula="of:=1/[.D104]*10^9" office:value-type="float" office:value="600">
            <text:p>600,00 </text:p>
          </table:table-cell>
          <table:table-cell office:value-type="string">
            <text:p>ns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I VALUES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TEP_SCAL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TEP_SPAC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covered-table-cell table:style-name="ce13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Signal duration</text:p>
          </table:table-cell>
          <table:table-cell table:formula="of:=[.D80]/60*[.D101]*([.D109]+[.D110])/(10^9)" office:value-type="float" office:value="0.666666666666667">
            <text:p>0,6666666667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ignal duration red</text:p>
          </table:table-cell>
          <table:table-cell table:formula="of:=[.D80]/60*[.D102]*([.D109]+[.D110])/(10^9)" office:value-type="float" office:value="0.666666666666667">
            <text:p>0,6666666667</text:p>
          </table:table-cell>
          <table:table-cell table:number-columns-repeated="1020"/>
        </table:table-row>
        <table:table-row table:style-name="ro1" table:number-rows-repeated="2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1">
          <table:table-cell table:number-columns-repeated="3"/>
          <table:table-cell table:formula="of:=56/44" office:value-type="float" office:value="1.27272727272727">
            <text:p>1,2727272727</text:p>
          </table:table-cell>
          <table:table-cell/>
          <table:table-cell table:style-name="Excel_20_Built-in_20_Normal"/>
          <table:table-cell table:number-columns-repeated="101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8000" number:language="de" number:country="DE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de" number:country="DE">
      <number:minutes number:style="long"/>
      <number:text>:</number:text>
      <number:seconds number:style="long"/>
    </number:time-style>
    <number:time-style style:name="N8137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de" number:country="DE">
      <number:minutes number:style="long"/>
      <number:text>:</number:text>
      <number:seconds number:style="long" number:decimal-places="1"/>
    </number:time-style>
    <number:number-style style:name="N8139" number:language="de" number:country="DE">
      <number:scientific-number number:decimal-places="1" number:min-integer-digits="3" number:min-exponent-digits="1"/>
    </number:number-style>
    <number:number-style style:name="N8140" number:language="de" number:country="DE">
      <number:number number:decimal-places="5" number:min-integer-digits="1"/>
    </number:number-style>
    <number:number-style style:name="N8141" number:language="de" number:country="DE">
      <number:number number:decimal-places="6" number:min-integer-digits="1"/>
    </number:number-style>
    <number:number-style style:name="N8142" number:language="de" number:country="DE">
      <number:number number:decimal-places="7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Excel_20_Built-in_20_Normal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Comma" style:display-name="Excel Built-in Comma" style:family="table-cell" style:parent-style-name="Excel_20_Built-in_20_Normal" style:data-style-name="N109"/>
    <style:style style:name="Excel_20_Built-in_20_40_25__20_-_20_Accent2" style:display-name="Excel Built-in 40% - Accent2" style:family="table-cell" style:parent-style-name="Excel_20_Built-in_20_Normal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1">01.11.2021</text:date>, <text:time>21:2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1T21:29:38.47</dc:date>
    <meta:generator>OpenOffice/4.1.3$Win32 OpenOffice.org_project/413m1$Build-9783</meta:generator>
    <meta:editing-duration>PT10H40M2S</meta:editing-duration>
    <meta:editing-cycles>14</meta:editing-cycles>
    <meta:document-statistic meta:table-count="1" meta:cell-count="478" meta:object-count="0"/>
  </office:meta>
</office:document-meta>
</file>